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255cm" table:align="left" style:writing-mode="lr-tb"/>
    </style:style>
    <style:style style:name="Table1.A" style:family="table-column">
      <style:table-column-properties style:column-width="1.348cm"/>
    </style:style>
    <style:style style:name="Table1.B" style:family="table-column">
      <style:table-column-properties style:column-width="1.164cm"/>
    </style:style>
    <style:style style:name="Table1.C" style:family="table-column">
      <style:table-column-properties style:column-width="1.177cm"/>
    </style:style>
    <style:style style:name="Table1.D" style:family="table-column">
      <style:table-column-properties style:column-width="3.298cm"/>
    </style:style>
    <style:style style:name="Table1.E" style:family="table-column">
      <style:table-column-properties style:column-width="0.704cm"/>
    </style:style>
    <style:style style:name="Table1.F" style:family="table-column">
      <style:table-column-properties style:column-width="2.36cm"/>
    </style:style>
    <style:style style:name="Table1.G" style:family="table-column">
      <style:table-column-properties style:column-width="0.661cm"/>
    </style:style>
    <style:style style:name="Table1.H" style:family="table-column">
      <style:table-column-properties style:column-width="0.972cm"/>
    </style:style>
    <style:style style:name="Table1.I" style:family="table-column">
      <style:table-column-properties style:column-width="2.006cm"/>
    </style:style>
    <style:style style:name="Table1.J" style:family="table-column">
      <style:table-column-properties style:column-width="0.256cm"/>
    </style:style>
    <style:style style:name="Table1.K" style:family="table-column">
      <style:table-column-properties style:column-width="0.496cm"/>
    </style:style>
    <style:style style:name="Table1.L" style:family="table-column">
      <style:table-column-properties style:column-width="0.991cm"/>
    </style:style>
    <style:style style:name="Table1.M" style:family="table-column">
      <style:table-column-properties style:column-width="0.457cm"/>
    </style:style>
    <style:style style:name="Table1.N" style:family="table-column">
      <style:table-column-properties style:column-width="0.155cm"/>
    </style:style>
    <style:style style:name="Table1.O" style:family="table-column">
      <style:table-column-properties style:column-width="0.392cm"/>
    </style:style>
    <style:style style:name="Table1.1" style:family="table-row">
      <style:table-row-properties style:min-row-height="0.69cm" style:keep-together="true" fo:keep-together="auto"/>
    </style:style>
    <style:style style:name="Table1.A1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18cm solid #00000a" fo:border-top="0.039cm double #00000a" fo:border-bottom="0.026cm solid #00000a"/>
    </style:style>
    <style:style style:name="Table1.F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1.G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26cm solid #00000a" fo:border-top="0.039cm double #00000a" fo:border-bottom="0.026cm solid #00000a"/>
    </style:style>
    <style:style style:name="Table1.J1" style:family="table-cell">
      <style:table-cell-properties style:vertical-align="middle"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1.N1" style:family="table-cell">
      <style:table-cell-properties style:vertical-align="middle"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1.A2" style:family="table-cell">
      <style:table-cell-properties style:border-line-width-left="0.002cm 0.035cm 0.002cm" fo:padding-left="0.191cm" fo:padding-right="0.191cm" fo:padding-top="0cm" fo:padding-bottom="0cm" fo:border-left="0.039cm double #00000a" fo:border-right="0.026cm solid #00000a" fo:border-top="0.026cm solid #00000a" fo:border-bottom="0.026cm solid #00000a"/>
    </style:style>
    <style:style style:name="Table1.B2" style:family="table-cell">
      <style:table-cell-properties fo:padding-left="0.191cm" fo:padding-right="0.191cm" fo:padding-top="0cm" fo:padding-bottom="0cm" fo:border="0.026cm solid #00000a"/>
    </style:style>
    <style:style style:name="Table1.L2" style:family="table-cell">
      <style:table-cell-properties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1.A3" style:family="table-cell">
      <style:table-cell-properties style:vertical-align="middle" style:border-line-width-left="0.002cm 0.035cm 0.002cm" style:border-line-width-bottom="0.002cm 0.035cm 0.002cm" fo:padding-left="0.191cm" fo:padding-right="0.191cm" fo:padding-top="0cm" fo:padding-bottom="0cm" fo:border-left="0.039cm double #00000a" fo:border-right="0.026cm solid #00000a" fo:border-top="0.026cm solid #00000a" fo:border-bottom="0.039cm double #00000a"/>
    </style:style>
    <style:style style:name="Table1.F3" style:family="table-cell">
      <style:table-cell-properties style:vertical-align="middle" style:border-line-width-bottom="0.002cm 0.035cm 0.002cm" fo:padding-left="0.191cm" fo:padding-right="0.191cm" fo:padding-top="0cm" fo:padding-bottom="0cm" fo:border-left="0.026cm solid #00000a" fo:border-right="0.026cm solid #00000a" fo:border-top="0.026cm solid #00000a" fo:border-bottom="0.039cm double #00000a"/>
    </style:style>
    <style:style style:name="Table1.M3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0.026cm solid #00000a" fo:border-right="0.039cm double #00000a" fo:border-top="0.026cm solid #00000a" fo:border-bottom="0.039cm double #00000a"/>
    </style:style>
    <style:style style:name="Table1.A4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26cm solid #00000a" fo:border-top="0.039cm double #00000a" fo:border-bottom="0.026cm solid #00000a"/>
    </style:style>
    <style:style style:name="Table1.E4" style:family="table-cell">
      <style:table-cell-properties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1.K4" style:family="table-cell">
      <style:table-cell-properties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1.G5" style:family="table-cell">
      <style:table-cell-properties style:vertical-align="middle" fo:padding-left="0.191cm" fo:padding-right="0.191cm" fo:padding-top="0cm" fo:padding-bottom="0cm" fo:border="0.026cm solid #00000a"/>
    </style:style>
    <style:style style:name="Table1.P5" style:family="table-cell">
      <style:table-cell-properties style:vertical-align="middle"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1.7" style:family="table-row">
      <style:table-row-properties style:min-row-height="1.03cm" style:keep-together="true" fo:keep-together="auto"/>
    </style:style>
    <style:style style:name="Table1.A7" style:family="table-cell">
      <style:table-cell-properties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a" fo:border-right="0.039cm double #00000a" fo:border-top="0.026cm solid #00000a" fo:border-bottom="0.039cm double #00000a"/>
    </style:style>
    <style:style style:name="Table2" style:family="table">
      <style:table-properties style:width="19.255cm" table:align="left" style:writing-mode="lr-tb"/>
    </style:style>
    <style:style style:name="Table2.A" style:family="table-column">
      <style:table-column-properties style:column-width="1.342cm"/>
    </style:style>
    <style:style style:name="Table2.B" style:family="table-column">
      <style:table-column-properties style:column-width="1.866cm"/>
    </style:style>
    <style:style style:name="Table2.C" style:family="table-column">
      <style:table-column-properties style:column-width="3.209cm"/>
    </style:style>
    <style:style style:name="Table2.D" style:family="table-column">
      <style:table-column-properties style:column-width="1.272cm"/>
    </style:style>
    <style:style style:name="Table2.E" style:family="table-column">
      <style:table-column-properties style:column-width="1.937cm"/>
    </style:style>
    <style:style style:name="Table2.F" style:family="table-column">
      <style:table-column-properties style:column-width="0.423cm"/>
    </style:style>
    <style:style style:name="Table2.G" style:family="table-column">
      <style:table-column-properties style:column-width="2.787cm"/>
    </style:style>
    <style:style style:name="Table2.H" style:family="table-column">
      <style:table-column-properties style:column-width="0.852cm"/>
    </style:style>
    <style:style style:name="Table2.I" style:family="table-column">
      <style:table-column-properties style:column-width="2.201cm"/>
    </style:style>
    <style:style style:name="Table2.J" style:family="table-column">
      <style:table-column-properties style:column-width="0.155cm"/>
    </style:style>
    <style:style style:name="Table2.1" style:family="table-row">
      <style:table-row-properties style:min-row-height="0.69cm" style:keep-together="true" fo:keep-together="auto"/>
    </style:style>
    <style:style style:name="Table2.A1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18cm solid #00000a" fo:border-top="0.039cm double #00000a" fo:border-bottom="0.026cm solid #00000a"/>
    </style:style>
    <style:style style:name="Table2.B1" style:family="table-cell">
      <style:table-cell-properties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2.E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2.G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26cm solid #00000a" fo:border-top="0.039cm double #00000a" fo:border-bottom="0.026cm solid #00000a"/>
    </style:style>
    <style:style style:name="Table2.I1" style:family="table-cell">
      <style:table-cell-properties style:vertical-align="middle"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2.J1" style:family="table-cell">
      <style:table-cell-properties style:vertical-align="middle"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2.A3" style:family="table-cell">
      <style:table-cell-properties style:border-line-width-left="0.002cm 0.035cm 0.002cm" fo:padding-left="0.191cm" fo:padding-right="0.191cm" fo:padding-top="0cm" fo:padding-bottom="0cm" fo:border-left="0.039cm double #00000a" fo:border-right="0.026cm solid #00000a" fo:border-top="0.026cm solid #00000a" fo:border-bottom="0.026cm solid #00000a"/>
    </style:style>
    <style:style style:name="Table2.C3" style:family="table-cell">
      <style:table-cell-properties fo:padding-left="0.191cm" fo:padding-right="0.191cm" fo:padding-top="0cm" fo:padding-bottom="0cm" fo:border="0.026cm solid #00000a"/>
    </style:style>
    <style:style style:name="Table2.K3" style:family="table-cell">
      <style:table-cell-properties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2.A4" style:family="table-cell">
      <style:table-cell-properties style:vertical-align="middle" style:border-line-width-left="0.002cm 0.035cm 0.002cm" style:border-line-width-bottom="0.002cm 0.035cm 0.002cm" fo:padding-left="0.191cm" fo:padding-right="0.191cm" fo:padding-top="0cm" fo:padding-bottom="0cm" fo:border-left="0.039cm double #00000a" fo:border-right="0.026cm solid #00000a" fo:border-top="0.026cm solid #00000a" fo:border-bottom="0.039cm double #00000a"/>
    </style:style>
    <style:style style:name="Table2.C4" style:family="table-cell">
      <style:table-cell-properties style:vertical-align="middle" style:border-line-width-bottom="0.002cm 0.035cm 0.002cm" fo:padding-left="0.191cm" fo:padding-right="0.191cm" fo:padding-top="0cm" fo:padding-bottom="0cm" fo:border-left="0.026cm solid #00000a" fo:border-right="0.026cm solid #00000a" fo:border-top="0.026cm solid #00000a" fo:border-bottom="0.039cm double #00000a"/>
    </style:style>
    <style:style style:name="Table2.F4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0.026cm solid #00000a" fo:border-right="0.039cm double #00000a" fo:border-top="0.026cm solid #00000a" fo:border-bottom="0.039cm double #00000a"/>
    </style:style>
    <style:style style:name="Table2.A5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26cm solid #00000a" fo:border-top="0.039cm double #00000a" fo:border-bottom="0.026cm solid #00000a"/>
    </style:style>
    <style:style style:name="Table2.C5" style:family="table-cell">
      <style:table-cell-properties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2.F5" style:family="table-cell">
      <style:table-cell-properties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2.C6" style:family="table-cell">
      <style:table-cell-properties style:vertical-align="middle" fo:padding-left="0.191cm" fo:padding-right="0.191cm" fo:padding-top="0cm" fo:padding-bottom="0cm" fo:border="0.026cm solid #00000a"/>
    </style:style>
    <style:style style:name="Table2.F6" style:family="table-cell">
      <style:table-cell-properties style:vertical-align="middle"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2.8" style:family="table-row">
      <style:table-row-properties style:min-row-height="1.03cm" style:keep-together="true" fo:keep-together="auto"/>
    </style:style>
    <style:style style:name="Table2.A8" style:family="table-cell">
      <style:table-cell-properties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a" fo:border-right="0.039cm double #00000a" fo:border-top="0.026cm solid #00000a" fo:border-bottom="0.039cm double #00000a"/>
    </style:style>
    <style:style style:name="Table3" style:family="table">
      <style:table-properties style:width="19.255cm" table:align="left" style:writing-mode="lr-tb"/>
    </style:style>
    <style:style style:name="Table3.A" style:family="table-column">
      <style:table-column-properties style:column-width="1.348cm"/>
    </style:style>
    <style:style style:name="Table3.B" style:family="table-column">
      <style:table-column-properties style:column-width="1.162cm"/>
    </style:style>
    <style:style style:name="Table3.C" style:family="table-column">
      <style:table-column-properties style:column-width="1.173cm"/>
    </style:style>
    <style:style style:name="Table3.D" style:family="table-column">
      <style:table-column-properties style:column-width="3.297cm"/>
    </style:style>
    <style:style style:name="Table3.E" style:family="table-column">
      <style:table-column-properties style:column-width="0.942cm"/>
    </style:style>
    <style:style style:name="Table3.F" style:family="table-column">
      <style:table-column-properties style:column-width="2.127cm"/>
    </style:style>
    <style:style style:name="Table3.G" style:family="table-column">
      <style:table-column-properties style:column-width="0.658cm"/>
    </style:style>
    <style:style style:name="Table3.H" style:family="table-column">
      <style:table-column-properties style:column-width="0.974cm"/>
    </style:style>
    <style:style style:name="Table3.I" style:family="table-column">
      <style:table-column-properties style:column-width="1.76cm"/>
    </style:style>
    <style:style style:name="Table3.J" style:family="table-column">
      <style:table-column-properties style:column-width="0.504cm"/>
    </style:style>
    <style:style style:name="Table3.K" style:family="table-column">
      <style:table-column-properties style:column-width="0.497cm"/>
    </style:style>
    <style:style style:name="Table3.L" style:family="table-column">
      <style:table-column-properties style:column-width="0.988cm"/>
    </style:style>
    <style:style style:name="Table3.M" style:family="table-column">
      <style:table-column-properties style:column-width="0.462cm"/>
    </style:style>
    <style:style style:name="Table3.N" style:family="table-column">
      <style:table-column-properties style:column-width="0.543cm"/>
    </style:style>
    <style:style style:name="Table3.O" style:family="table-column">
      <style:table-column-properties style:column-width="2.817cm"/>
    </style:style>
    <style:style style:name="Table3.1" style:family="table-row">
      <style:table-row-properties style:min-row-height="0.69cm" style:keep-together="true" fo:keep-together="auto"/>
    </style:style>
    <style:style style:name="Table3.A1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18cm solid #00000a" fo:border-top="0.039cm double #00000a" fo:border-bottom="0.026cm solid #00000a"/>
    </style:style>
    <style:style style:name="Table3.B1" style:family="table-cell">
      <style:table-cell-properties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3.F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3.G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26cm solid #00000a" fo:border-top="0.039cm double #00000a" fo:border-bottom="0.026cm solid #00000a"/>
    </style:style>
    <style:style style:name="Table3.J1" style:family="table-cell">
      <style:table-cell-properties style:vertical-align="middle"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3.N1" style:family="table-cell">
      <style:table-cell-properties style:vertical-align="middle"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3.A2" style:family="table-cell">
      <style:table-cell-properties style:border-line-width-left="0.002cm 0.035cm 0.002cm" fo:padding-left="0.191cm" fo:padding-right="0.191cm" fo:padding-top="0cm" fo:padding-bottom="0cm" fo:border-left="0.039cm double #00000a" fo:border-right="0.018cm solid #00000a" fo:border-top="0.026cm solid #00000a" fo:border-bottom="0.026cm solid #00000a"/>
    </style:style>
    <style:style style:name="Table3.B2" style:family="table-cell">
      <style:table-cell-properties fo:padding-left="0.191cm" fo:padding-right="0.191cm" fo:padding-top="0cm" fo:padding-bottom="0cm" fo:border-left="0.018cm solid #00000a" fo:border-right="0.026cm solid #00000a" fo:border-top="0.026cm solid #00000a" fo:border-bottom="0.026cm solid #00000a"/>
    </style:style>
    <style:style style:name="Table3.C2" style:family="table-cell">
      <style:table-cell-properties fo:padding-left="0.191cm" fo:padding-right="0.191cm" fo:padding-top="0cm" fo:padding-bottom="0cm" fo:border="0.026cm solid #00000a"/>
    </style:style>
    <style:style style:name="Table3.L2" style:family="table-cell">
      <style:table-cell-properties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3.A3" style:family="table-cell">
      <style:table-cell-properties style:vertical-align="middle" style:border-line-width-left="0.002cm 0.035cm 0.002cm" style:border-line-width-bottom="0.002cm 0.035cm 0.002cm" fo:padding-left="0.191cm" fo:padding-right="0.191cm" fo:padding-top="0cm" fo:padding-bottom="0cm" fo:border-left="0.039cm double #00000a" fo:border-right="0.026cm solid #00000a" fo:border-top="0.026cm solid #00000a" fo:border-bottom="0.039cm double #00000a"/>
    </style:style>
    <style:style style:name="Table3.F3" style:family="table-cell">
      <style:table-cell-properties style:vertical-align="middle" style:border-line-width-bottom="0.002cm 0.035cm 0.002cm" fo:padding-left="0.191cm" fo:padding-right="0.191cm" fo:padding-top="0cm" fo:padding-bottom="0cm" fo:border-left="0.026cm solid #00000a" fo:border-right="0.026cm solid #00000a" fo:border-top="0.026cm solid #00000a" fo:border-bottom="0.039cm double #00000a"/>
    </style:style>
    <style:style style:name="Table3.M3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0.026cm solid #00000a" fo:border-right="0.039cm double #00000a" fo:border-top="0.026cm solid #00000a" fo:border-bottom="0.039cm double #00000a"/>
    </style:style>
    <style:style style:name="Table3.A4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26cm solid #00000a" fo:border-top="0.039cm double #00000a" fo:border-bottom="0.026cm solid #00000a"/>
    </style:style>
    <style:style style:name="Table3.E4" style:family="table-cell">
      <style:table-cell-properties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3.K4" style:family="table-cell">
      <style:table-cell-properties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3.A5" style:family="table-cell">
      <style:table-cell-properties style:border-line-width-left="0.002cm 0.035cm 0.002cm" fo:padding-left="0.191cm" fo:padding-right="0.191cm" fo:padding-top="0cm" fo:padding-bottom="0cm" fo:border-left="0.039cm double #00000a" fo:border-right="0.026cm solid #00000a" fo:border-top="0.026cm solid #00000a" fo:border-bottom="0.026cm solid #00000a"/>
    </style:style>
    <style:style style:name="Table3.G5" style:family="table-cell">
      <style:table-cell-properties style:vertical-align="middle" fo:padding-left="0.191cm" fo:padding-right="0.191cm" fo:padding-top="0cm" fo:padding-bottom="0cm" fo:border="0.026cm solid #00000a"/>
    </style:style>
    <style:style style:name="Table3.O5" style:family="table-cell">
      <style:table-cell-properties style:vertical-align="middle"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3.7" style:family="table-row">
      <style:table-row-properties style:min-row-height="1.03cm" style:keep-together="true" fo:keep-together="auto"/>
    </style:style>
    <style:style style:name="Table3.A7" style:family="table-cell">
      <style:table-cell-properties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a" fo:border-right="0.039cm double #00000a" fo:border-top="0.026cm solid #00000a" fo:border-bottom="0.039cm double #00000a"/>
    </style:style>
    <style:style style:name="Table4" style:family="table">
      <style:table-properties style:width="19.255cm" table:align="left" style:writing-mode="lr-tb"/>
    </style:style>
    <style:style style:name="Table4.A" style:family="table-column">
      <style:table-column-properties style:column-width="1.348cm"/>
    </style:style>
    <style:style style:name="Table4.B" style:family="table-column">
      <style:table-column-properties style:column-width="1.162cm"/>
    </style:style>
    <style:style style:name="Table4.C" style:family="table-column">
      <style:table-column-properties style:column-width="1.177cm"/>
    </style:style>
    <style:style style:name="Table4.D" style:family="table-column">
      <style:table-column-properties style:column-width="3.297cm"/>
    </style:style>
    <style:style style:name="Table4.E" style:family="table-column">
      <style:table-column-properties style:column-width="0.912cm"/>
    </style:style>
    <style:style style:name="Table4.F" style:family="table-column">
      <style:table-column-properties style:column-width="0.041cm"/>
    </style:style>
    <style:style style:name="Table4.G" style:family="table-column">
      <style:table-column-properties style:column-width="2.115cm"/>
    </style:style>
    <style:style style:name="Table4.H" style:family="table-column">
      <style:table-column-properties style:column-width="0.66cm"/>
    </style:style>
    <style:style style:name="Table4.I" style:family="table-column">
      <style:table-column-properties style:column-width="0.974cm"/>
    </style:style>
    <style:style style:name="Table4.J" style:family="table-column">
      <style:table-column-properties style:column-width="1.757cm"/>
    </style:style>
    <style:style style:name="Table4.K" style:family="table-column">
      <style:table-column-properties style:column-width="0.506cm"/>
    </style:style>
    <style:style style:name="Table4.L" style:family="table-column">
      <style:table-column-properties style:column-width="0.494cm"/>
    </style:style>
    <style:style style:name="Table4.M" style:family="table-column">
      <style:table-column-properties style:column-width="0.991cm"/>
    </style:style>
    <style:style style:name="Table4.N" style:family="table-column">
      <style:table-column-properties style:column-width="0.46cm"/>
    </style:style>
    <style:style style:name="Table4.O" style:family="table-column">
      <style:table-column-properties style:column-width="0.547cm"/>
    </style:style>
    <style:style style:name="Table4.P" style:family="table-column">
      <style:table-column-properties style:column-width="2.813cm"/>
    </style:style>
    <style:style style:name="Table4.1" style:family="table-row">
      <style:table-row-properties style:min-row-height="0.69cm" style:keep-together="true" fo:keep-together="auto"/>
    </style:style>
    <style:style style:name="Table4.A1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18cm solid #00000a" fo:border-top="0.039cm double #00000a" fo:border-bottom="0.026cm solid #00000a"/>
    </style:style>
    <style:style style:name="Table4.B1" style:family="table-cell">
      <style:table-cell-properties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4.F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18cm solid #00000a" fo:border-top="0.039cm double #00000a" fo:border-bottom="0.026cm solid #00000a"/>
    </style:style>
    <style:style style:name="Table4.H1" style:family="table-cell">
      <style:table-cell-properties style:vertical-align="middle" style:border-line-width-top="0.002cm 0.035cm 0.002cm" fo:padding-left="0.191cm" fo:padding-right="0.191cm" fo:padding-top="0cm" fo:padding-bottom="0cm" fo:border-left="0.018cm solid #00000a" fo:border-right="0.026cm solid #00000a" fo:border-top="0.039cm double #00000a" fo:border-bottom="0.026cm solid #00000a"/>
    </style:style>
    <style:style style:name="Table4.K1" style:family="table-cell">
      <style:table-cell-properties style:vertical-align="middle"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4.O1" style:family="table-cell">
      <style:table-cell-properties style:vertical-align="middle"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4.A2" style:family="table-cell">
      <style:table-cell-properties style:border-line-width-left="0.002cm 0.035cm 0.002cm" fo:padding-left="0.191cm" fo:padding-right="0.191cm" fo:padding-top="0cm" fo:padding-bottom="0cm" fo:border-left="0.039cm double #00000a" fo:border-right="0.026cm solid #00000a" fo:border-top="0.026cm solid #00000a" fo:border-bottom="0.026cm solid #00000a"/>
    </style:style>
    <style:style style:name="Table4.B2" style:family="table-cell">
      <style:table-cell-properties fo:padding-left="0.191cm" fo:padding-right="0.191cm" fo:padding-top="0cm" fo:padding-bottom="0cm" fo:border="0.026cm solid #00000a"/>
    </style:style>
    <style:style style:name="Table4.M2" style:family="table-cell">
      <style:table-cell-properties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4.A3" style:family="table-cell">
      <style:table-cell-properties style:vertical-align="middle" style:border-line-width-left="0.002cm 0.035cm 0.002cm" style:border-line-width-bottom="0.002cm 0.035cm 0.002cm" fo:padding-left="0.191cm" fo:padding-right="0.191cm" fo:padding-top="0cm" fo:padding-bottom="0cm" fo:border-left="0.039cm double #00000a" fo:border-right="0.026cm solid #00000a" fo:border-top="0.026cm solid #00000a" fo:border-bottom="0.039cm double #00000a"/>
    </style:style>
    <style:style style:name="Table4.G3" style:family="table-cell">
      <style:table-cell-properties style:vertical-align="middle" style:border-line-width-bottom="0.002cm 0.035cm 0.002cm" fo:padding-left="0.191cm" fo:padding-right="0.191cm" fo:padding-top="0cm" fo:padding-bottom="0cm" fo:border-left="0.026cm solid #00000a" fo:border-right="0.026cm solid #00000a" fo:border-top="0.026cm solid #00000a" fo:border-bottom="0.039cm double #00000a"/>
    </style:style>
    <style:style style:name="Table4.N3" style:family="table-cell">
      <style:table-cell-properties style:vertical-align="middle" style:border-line-width-right="0.002cm 0.035cm 0.002cm" style:border-line-width-bottom="0.002cm 0.035cm 0.002cm" fo:padding-left="0.191cm" fo:padding-right="0.191cm" fo:padding-top="0cm" fo:padding-bottom="0cm" fo:border-left="0.026cm solid #00000a" fo:border-right="0.039cm double #00000a" fo:border-top="0.026cm solid #00000a" fo:border-bottom="0.039cm double #00000a"/>
    </style:style>
    <style:style style:name="Table4.A4" style:family="table-cell">
      <style:table-cell-properties style:border-line-width-left="0.002cm 0.035cm 0.002cm" style:border-line-width-top="0.002cm 0.035cm 0.002cm" fo:padding-left="0.191cm" fo:padding-right="0.191cm" fo:padding-top="0cm" fo:padding-bottom="0cm" fo:border-left="0.039cm double #00000a" fo:border-right="0.026cm solid #00000a" fo:border-top="0.039cm double #00000a" fo:border-bottom="0.026cm solid #00000a"/>
    </style:style>
    <style:style style:name="Table4.E4" style:family="table-cell">
      <style:table-cell-properties style:border-line-width-top="0.002cm 0.035cm 0.002cm" fo:padding-left="0.191cm" fo:padding-right="0.191cm" fo:padding-top="0cm" fo:padding-bottom="0cm" fo:border-left="0.026cm solid #00000a" fo:border-right="0.026cm solid #00000a" fo:border-top="0.039cm double #00000a" fo:border-bottom="0.026cm solid #00000a"/>
    </style:style>
    <style:style style:name="Table4.L4" style:family="table-cell">
      <style:table-cell-properties style:border-line-width-right="0.002cm 0.035cm 0.002cm" style:border-line-width-top="0.002cm 0.035cm 0.002cm" fo:padding-left="0.191cm" fo:padding-right="0.191cm" fo:padding-top="0cm" fo:padding-bottom="0cm" fo:border-left="0.026cm solid #00000a" fo:border-right="0.039cm double #00000a" fo:border-top="0.039cm double #00000a" fo:border-bottom="0.026cm solid #00000a"/>
    </style:style>
    <style:style style:name="Table4.H5" style:family="table-cell">
      <style:table-cell-properties style:vertical-align="middle" fo:padding-left="0.191cm" fo:padding-right="0.191cm" fo:padding-top="0cm" fo:padding-bottom="0cm" fo:border="0.026cm solid #00000a"/>
    </style:style>
    <style:style style:name="Table4.P5" style:family="table-cell">
      <style:table-cell-properties style:vertical-align="middle" style:border-line-width-right="0.002cm 0.035cm 0.002cm" fo:padding-left="0.191cm" fo:padding-right="0.191cm" fo:padding-top="0cm" fo:padding-bottom="0cm" fo:border-left="0.026cm solid #00000a" fo:border-right="0.039cm double #00000a" fo:border-top="0.026cm solid #00000a" fo:border-bottom="0.026cm solid #00000a"/>
    </style:style>
    <style:style style:name="Table4.7" style:family="table-row">
      <style:table-row-properties style:min-row-height="1.03cm" style:keep-together="true" fo:keep-together="auto"/>
    </style:style>
    <style:style style:name="Table4.A7" style:family="table-cell">
      <style:table-cell-properties style:border-line-width-left="0.002cm 0.035cm 0.002cm" style:border-line-width-right="0.002cm 0.035cm 0.002cm" style:border-line-width-bottom="0.002cm 0.035cm 0.002cm" fo:padding-left="0.191cm" fo:padding-right="0.191cm" fo:padding-top="0cm" fo:padding-bottom="0cm" fo:border-left="0.039cm double #00000a" fo:border-right="0.039cm double #00000a" fo:border-top="0.026cm solid #00000a" fo:border-bottom="0.039cm double #00000a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top="0cm" fo:margin-bottom="0.353cm" fo:line-height="115%" fo:text-align="end" style:justify-single-word="false"/>
    </style:style>
    <style:style style:name="T1" style:family="text">
      <style:text-properties style:text-underline-style="solid" style:text-underline-width="auto" style:text-underline-color="font-color" style:language-complex="ar" style:country-complex="TN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7pt" style:font-size-asian="7pt" style:font-size-complex="7pt" style:language-complex="ar" style:country-complex="TN"/>
    </style:style>
    <style:style style:name="T4" style:family="text">
      <style:text-properties fo:font-size="8pt" style:font-size-asian="8pt" style:font-size-complex="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row table:style-name="Table1.1">
          <table:table-cell table:style-name="Table1.A1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  <table:table-cell table:style-name="Table1.F1" office:value-type="string">
            <text:p text:style-name="P1"><text:span text:style-name="T1"><text:s text:c="7"/>: <text:s text:c="6"/></text:span></text:p>
          </table:table-cell>
          <table:table-cell table:style-name="Table1.G1" table:number-columns-spanned="3" office:value-type="string">
            <text:p text:style-name="P2">2011 <text:s/>/ <text:s text:c="6"/>/</text:p>
          </table:table-cell>
          <table:covered-table-cell/>
          <table:covered-table-cell/>
          <table:table-cell table:style-name="Table1.J1" table:number-columns-spanned="4" office:value-type="string">
            <text:p text:style-name="P1"><text:span text:style-name="T1"><text:s text:c="7"/>: <text:s text:c="6"/></text:span></text:p>
          </table:table-cell>
          <table:covered-table-cell/>
          <table:covered-table-cell/>
          <table:covered-table-cell/>
          <table:table-cell table:style-name="Table1.N1" office:value-type="string">
            <text:p text:style-name="P1">2011 <text:s/>/ <text:s text:c="6"/>/ <text:s text:c="7"/></text:p>
          </table:table-cell>
        </table:table-row>
        <table:table-row table:style-name="Table1.1">
          <table:table-cell table:style-name="Table1.A2" office:value-type="string">
            <text:p text:style-name="P1"><text:span text:style-name="T2">الشقة/المنزل</text:span></text:p>
          </table:table-cell>
          <table:table-cell table:style-name="Table1.B2" office:value-type="string">
            <text:p text:style-name="Standard"><text:span text:style-name="T2">الطابق</text:span></text:p>
          </table:table-cell>
          <table:table-cell table:style-name="Table1.B2" office:value-type="string">
            <text:p text:style-name="P1"><text:span text:style-name="T2">رقم البناية</text:span></text:p>
          </table:table-cell>
          <table:table-cell table:style-name="Table1.B2" table:number-columns-spanned="3" office:value-type="string">
            <text:p text:style-name="P1"><text:span text:style-name="T3">النهج</text:span></text:p>
          </table:table-cell>
          <table:covered-table-cell/>
          <table:covered-table-cell/>
          <table:table-cell table:style-name="Table1.B2" table:number-columns-spanned="5" office:value-type="string">
            <text:p text:style-name="P4"><text:span text:style-name="T3">الدائرة</text:span></text:p>
          </table:table-cell>
          <table:covered-table-cell/>
          <table:covered-table-cell/>
          <table:covered-table-cell/>
          <table:covered-table-cell/>
          <table:table-cell table:style-name="Table1.L2" table:number-columns-spanned="3" office:value-type="string">
            <text:p text:style-name="P4"><text:span text:style-name="T3">المنطقة</text:span></text:p>
          </table:table-cell>
          <table:covered-table-cell/>
          <table:covered-table-cell/>
        </table:table-row>
        <table:table-row table:style-name="Table1.1">
          <table:table-cell table:style-name="Table1.A3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e1.F3" table:number-columns-spanned="3" office:value-type="string">
            <text:p text:style-name="P1">لايوجد أحد في المنزل</text:p>
          </table:table-cell>
          <table:covered-table-cell/>
          <table:covered-table-cell/>
          <table:table-cell table:style-name="Table1.F3" table:number-columns-spanned="4" office:value-type="string">
            <text:p text:style-name="Standard">فتح الباب و لم يستجب</text:p>
          </table:table-cell>
          <table:covered-table-cell/>
          <table:covered-table-cell/>
          <table:covered-table-cell/>
          <table:table-cell table:style-name="Table1.M3" table:number-columns-spanned="2" office:value-type="string">
            <text:p text:style-name="Standard">فتح الباب و التجاوب</text:p>
          </table:table-cell>
          <table:covered-table-cell/>
        </table:table-row>
        <table:table-row table:style-name="Table1.1">
          <table:table-cell table:style-name="Table1.A4" table:number-columns-spanned="4" office:value-type="string">
            <text:p text:style-name="Standard"><text:span text:style-name="T2">البريد الإلكتروني</text:span></text:p>
          </table:table-cell>
          <table:covered-table-cell/>
          <table:covered-table-cell/>
          <table:covered-table-cell/>
          <table:table-cell table:style-name="Table1.E4" table:number-columns-spanned="3" office:value-type="string">
            <text:p text:style-name="Standard"><text:span text:style-name="T2">الهاتف</text:span></text:p>
          </table:table-cell>
          <table:covered-table-cell/>
          <table:covered-table-cell/>
          <table:table-cell table:style-name="Table1.E4" table:number-columns-spanned="3" office:value-type="string">
            <text:p text:style-name="Standard"><text:span text:style-name="T2">العمر:</text:span></text:p>
          </table:table-cell>
          <table:covered-table-cell/>
          <table:covered-table-cell/>
          <table:table-cell table:style-name="Table1.K4" table:number-columns-spanned="4" office:value-type="string">
            <text:p text:style-name="Standard"><text:span text:style-name="T2">الاسم و اللقب: 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table:number-columns-spanned="6" office:value-type="string">
            <text:p text:style-name="Standard"><text:span text:style-name="T4">لماذا؟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5" table:number-columns-spanned="4" office:value-type="string">
            <text:p text:style-name="P3">القوائم المستقلة</text:p>
          </table:table-cell>
          <table:covered-table-cell/>
          <table:covered-table-cell/>
          <table:covered-table-cell/>
          <table:table-cell table:style-name="Table1.G5" table:number-columns-spanned="5" office:value-type="string">
            <text:p text:style-name="Standard">الأحزاب</text:p>
          </table:table-cell>
          <table:covered-table-cell/>
          <table:covered-table-cell/>
          <table:covered-table-cell/>
          <table:covered-table-cell/>
          <table:table-cell table:style-name="Table1.P5" table:number-columns-spanned="65535" office:value-type="string">
            <text:p text:style-name="Standard">انتخاب</text:p>
          </table:table-cell>
        </table:table-row>
        <table:table-row table:style-name="Table1.1">
          <table:table-cell table:style-name="Table1.A2" table:number-columns-spanned="10" office:value-type="string">
            <text:p text:style-name="Standard"><text:span text:style-name="T2"><text:s/>ملاحظ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5" table:number-columns-spanned="5" office:value-type="string">
            <text:p text:style-name="Standard">مساند</text:p>
          </table:table-cell>
          <table:covered-table-cell/>
          <table:covered-table-cell/>
          <table:covered-table-cell/>
          <table:covered-table-cell/>
          <table:table-cell table:style-name="Table1.P5" table:number-columns-spanned="65535" office:value-type="string">
            <text:p text:style-name="Standard">متطوع </text:p>
          </table:table-cell>
        </table:table-row>
        <table:table-row table:style-name="Table1.7">
          <table:table-cell table:style-name="Table1.A7" table:number-columns-spanned="14" office:value-type="string">
            <text:p text:style-name="P1"><text:span text:style-name="T4">ملاحظات مهم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C"/>
        <table:table-row table:style-name="Table2.1">
          <table:table-cell table:style-name="Table2.A1" office:value-type="string">
            <text:p text:style-name="P1"/>
          </table:table-cell>
          <table:table-cell table:style-name="Table2.B1" table:number-columns-spanned="3" office:value-type="string">
            <text:p text:style-name="P1"/>
          </table:table-cell>
          <table:covered-table-cell/>
          <table:covered-table-cell/>
          <table:table-cell table:style-name="Table2.E1" table:number-columns-spanned="2" office:value-type="string">
            <text:p text:style-name="P1"><text:span text:style-name="T1"><text:s text:c="7"/>: <text:s text:c="6"/></text:span></text:p>
          </table:table-cell>
          <table:covered-table-cell/>
          <table:table-cell table:style-name="Table2.G1" table:number-columns-spanned="2" office:value-type="string">
            <text:p text:style-name="P2">2011 <text:s/>/ <text:s text:c="6"/>/</text:p>
          </table:table-cell>
          <table:covered-table-cell/>
          <table:table-cell table:style-name="Table2.I1" office:value-type="string">
            <text:p text:style-name="P1"><text:span text:style-name="T1"><text:s text:c="7"/>: <text:s text:c="6"/></text:span></text:p>
          </table:table-cell>
          <table:table-cell table:style-name="Table2.J1" table:number-columns-spanned="2" office:value-type="string">
            <text:p text:style-name="P1">2011 <text:s/>/ <text:s text:c="6"/>/ <text:s text:c="7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"/>
          </table:table-cell>
          <table:covered-table-cell/>
          <table:table-cell table:style-name="Table2.B1" office:value-type="string">
            <text:p text:style-name="P1"/>
          </table:table-cell>
          <table:table-cell table:style-name="Table2.E1" table:number-columns-spanned="2" office:value-type="string">
            <text:p text:style-name="P2"><text:span text:style-name="T1"><text:s text:c="7"/>: <text:s text:c="6"/></text:span></text:p>
          </table:table-cell>
          <table:covered-table-cell/>
          <table:table-cell table:style-name="Table2.G1" table:number-columns-spanned="2" office:value-type="string">
            <text:p text:style-name="P2">2011 <text:s/>/ <text:s text:c="6"/>/</text:p>
          </table:table-cell>
          <table:covered-table-cell/>
          <table:table-cell table:style-name="Table2.I1" table:number-columns-spanned="3" office:value-type="string">
            <text:p text:style-name="P1"><text:span text:style-name="T1"><text:s text:c="7"/>: <text:s text:c="6"/></text:span></text:p>
          </table:table-cell>
          <table:covered-table-cell/>
          <table:covered-table-cell/>
          <table:table-cell table:style-name="Table2.J1" office:value-type="string">
            <text:p text:style-name="P2">2011 <text:s/>/ <text:s text:c="6"/>/</text:p>
          </table:table-cell>
        </table:table-row>
        <table:table-row table:style-name="Table2.1">
          <table:table-cell table:style-name="Table2.A3" table:number-columns-spanned="2" office:value-type="string">
            <text:p text:style-name="P1"><text:span text:style-name="T2">الشقة/المنزل</text:span></text:p>
          </table:table-cell>
          <table:covered-table-cell/>
          <table:table-cell table:style-name="Table2.C3" office:value-type="string">
            <text:p text:style-name="Standard"><text:span text:style-name="T2">الطابق</text:span></text:p>
          </table:table-cell>
          <table:table-cell table:style-name="Table2.C3" table:number-columns-spanned="2" office:value-type="string">
            <text:p text:style-name="P1"><text:span text:style-name="T2">رقم البناية</text:span></text:p>
          </table:table-cell>
          <table:covered-table-cell/>
          <table:table-cell table:style-name="Table2.C3" table:number-columns-spanned="2" office:value-type="string">
            <text:p text:style-name="P1"><text:span text:style-name="T3">النهج</text:span></text:p>
          </table:table-cell>
          <table:covered-table-cell/>
          <table:table-cell table:style-name="Table2.C3" table:number-columns-spanned="3" office:value-type="string">
            <text:p text:style-name="P4"><text:span text:style-name="T3">الدائرة</text:span></text:p>
          </table:table-cell>
          <table:covered-table-cell/>
          <table:covered-table-cell/>
          <table:table-cell table:style-name="Table2.K3" office:value-type="string">
            <text:p text:style-name="P4"><text:span text:style-name="T3">المنطقة</text:span></text:p>
          </table:table-cell>
        </table:table-row>
        <table:table-row table:style-name="Table2.1">
          <table:table-cell table:style-name="Table2.A4" table:number-columns-spanned="2" office:value-type="string">
            <text:p text:style-name="Standard"/>
          </table:table-cell>
          <table:covered-table-cell/>
          <table:table-cell table:style-name="Table2.C4" office:value-type="string">
            <text:p text:style-name="P1">لايوجد أحد في المنزل</text:p>
          </table:table-cell>
          <table:table-cell table:style-name="Table2.C4" table:number-columns-spanned="2" office:value-type="string">
            <text:p text:style-name="Standard">فتح الباب و لم يستجب</text:p>
          </table:table-cell>
          <table:covered-table-cell/>
          <table:table-cell table:style-name="Table2.F4" table:number-columns-spanned="6" office:value-type="string">
            <text:p text:style-name="Standard">فتح الباب و التجاو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5" table:number-columns-spanned="2" office:value-type="string">
            <text:p text:style-name="Standard"><text:span text:style-name="T2">البريد الإلكتروني</text:span></text:p>
          </table:table-cell>
          <table:covered-table-cell/>
          <table:table-cell table:style-name="Table2.C5" office:value-type="string">
            <text:p text:style-name="Standard"><text:span text:style-name="T2">الهاتف</text:span></text:p>
          </table:table-cell>
          <table:table-cell table:style-name="Table2.C5" table:number-columns-spanned="2" office:value-type="string">
            <text:p text:style-name="Standard"><text:span text:style-name="T2">العمر:</text:span></text:p>
          </table:table-cell>
          <table:covered-table-cell/>
          <table:table-cell table:style-name="Table2.F5" table:number-columns-spanned="6" office:value-type="string">
            <text:p text:style-name="Standard"><text:span text:style-name="T2">الاسم و اللقب: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Standard"><text:span text:style-name="T4">لماذا؟</text:span></text:p>
          </table:table-cell>
          <table:covered-table-cell/>
          <table:table-cell table:style-name="Table2.C6" office:value-type="string">
            <text:p text:style-name="P3">القوائم المستقلة</text:p>
          </table:table-cell>
          <table:table-cell table:style-name="Table2.C6" table:number-columns-spanned="2" office:value-type="string">
            <text:p text:style-name="Standard">الأحزاب</text:p>
          </table:table-cell>
          <table:covered-table-cell/>
          <table:table-cell table:style-name="Table2.F6" table:number-columns-spanned="6" office:value-type="string">
            <text:p text:style-name="Standard">انتخاب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table:number-columns-spanned="2" office:value-type="string">
            <text:p text:style-name="Standard"><text:span text:style-name="T2"><text:s/>ملاحظة</text:span></text:p>
          </table:table-cell>
          <table:covered-table-cell/>
          <table:table-cell table:style-name="Table2.C6" office:value-type="string">
            <text:p text:style-name="Standard">مساند</text:p>
          </table:table-cell>
          <table:table-cell table:style-name="Table2.F6" table:number-columns-spanned="8" office:value-type="string">
            <text:p text:style-name="Standard">متطوع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table:number-columns-spanned="11" office:value-type="string">
            <text:p text:style-name="P1"><text:span text:style-name="T4">ملاحظات مهم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 table:style-name="Table3.1">
          <table:table-cell table:style-name="Table3.A1" office:value-type="string">
            <text:p text:style-name="Standard"/>
          </table:table-cell>
          <table:table-cell table:style-name="Table3.B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3.F1" office:value-type="string">
            <text:p text:style-name="P2"><text:span text:style-name="T1"><text:s text:c="7"/>: <text:s text:c="6"/></text:span></text:p>
          </table:table-cell>
          <table:table-cell table:style-name="Table3.G1" table:number-columns-spanned="3" office:value-type="string">
            <text:p text:style-name="P2">2011 <text:s/>/ <text:s text:c="6"/>/</text:p>
          </table:table-cell>
          <table:covered-table-cell/>
          <table:covered-table-cell/>
          <table:table-cell table:style-name="Table3.J1" table:number-columns-spanned="4" office:value-type="string">
            <text:p text:style-name="P1"><text:span text:style-name="T1"><text:s text:c="7"/>: <text:s text:c="6"/></text:span></text:p>
          </table:table-cell>
          <table:covered-table-cell/>
          <table:covered-table-cell/>
          <table:covered-table-cell/>
          <table:table-cell table:style-name="Table3.N1" table:number-columns-spanned="2" office:value-type="string">
            <text:p text:style-name="P2">2011 <text:s/>/ <text:s text:c="6"/>/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1"><text:span text:style-name="T2">الشقة/المنزل</text:span></text:p>
          </table:table-cell>
          <table:table-cell table:style-name="Table3.B2" office:value-type="string">
            <text:p text:style-name="Standard"><text:span text:style-name="T2">الطابق</text:span></text:p>
          </table:table-cell>
          <table:table-cell table:style-name="Table3.C2" office:value-type="string">
            <text:p text:style-name="P1"><text:span text:style-name="T2">رقم البناية</text:span></text:p>
          </table:table-cell>
          <table:table-cell table:style-name="Table3.C2" table:number-columns-spanned="3" office:value-type="string">
            <text:p text:style-name="P1"><text:span text:style-name="T3">النهج</text:span></text:p>
          </table:table-cell>
          <table:covered-table-cell/>
          <table:covered-table-cell/>
          <table:table-cell table:style-name="Table3.C2" table:number-columns-spanned="5" office:value-type="string">
            <text:p text:style-name="P4"><text:span text:style-name="T3">الدائرة</text:span></text:p>
          </table:table-cell>
          <table:covered-table-cell/>
          <table:covered-table-cell/>
          <table:covered-table-cell/>
          <table:covered-table-cell/>
          <table:table-cell table:style-name="Table3.L2" table:number-columns-spanned="4" office:value-type="string">
            <text:p text:style-name="P4"><text:span text:style-name="T3">المنطقة</text:span></text:p>
          </table:table-cell>
          <table:covered-table-cell/>
          <table:covered-table-cell/>
          <table:covered-table-cell/>
        </table:table-row>
        <table:table-row table:style-name="Table3.1">
          <table:table-cell table:style-name="Table3.A3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e3.F3" table:number-columns-spanned="3" office:value-type="string">
            <text:p text:style-name="P1">لايوجد أحد في المنزل</text:p>
          </table:table-cell>
          <table:covered-table-cell/>
          <table:covered-table-cell/>
          <table:table-cell table:style-name="Table3.F3" table:number-columns-spanned="4" office:value-type="string">
            <text:p text:style-name="Standard">فتح الباب و لم يستجب</text:p>
          </table:table-cell>
          <table:covered-table-cell/>
          <table:covered-table-cell/>
          <table:covered-table-cell/>
          <table:table-cell table:style-name="Table3.M3" table:number-columns-spanned="3" office:value-type="string">
            <text:p text:style-name="Standard">فتح الباب و التجاوب</text:p>
          </table:table-cell>
          <table:covered-table-cell/>
          <table:covered-table-cell/>
        </table:table-row>
        <text:soft-page-break/>
        <table:table-row table:style-name="Table3.1">
          <table:table-cell table:style-name="Table3.A4" table:number-columns-spanned="4" office:value-type="string">
            <text:p text:style-name="Standard"><text:span text:style-name="T2">البريد الإلكتروني</text:span></text:p>
          </table:table-cell>
          <table:covered-table-cell/>
          <table:covered-table-cell/>
          <table:covered-table-cell/>
          <table:table-cell table:style-name="Table3.E4" table:number-columns-spanned="3" office:value-type="string">
            <text:p text:style-name="Standard"><text:span text:style-name="T2">الهاتف</text:span></text:p>
          </table:table-cell>
          <table:covered-table-cell/>
          <table:covered-table-cell/>
          <table:table-cell table:style-name="Table3.E4" table:number-columns-spanned="3" office:value-type="string">
            <text:p text:style-name="Standard"><text:span text:style-name="T2">العمر:</text:span></text:p>
          </table:table-cell>
          <table:covered-table-cell/>
          <table:covered-table-cell/>
          <table:table-cell table:style-name="Table3.K4" table:number-columns-spanned="5" office:value-type="string">
            <text:p text:style-name="Standard"><text:span text:style-name="T2">الاسم و اللقب: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5" table:number-columns-spanned="6" office:value-type="string">
            <text:p text:style-name="Standard"><text:span text:style-name="T4">لماذا؟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G5" table:number-columns-spanned="4" office:value-type="string">
            <text:p text:style-name="P3">القوائم المستقلة</text:p>
          </table:table-cell>
          <table:covered-table-cell/>
          <table:covered-table-cell/>
          <table:covered-table-cell/>
          <table:table-cell table:style-name="Table3.G5" table:number-columns-spanned="4" office:value-type="string">
            <text:p text:style-name="Standard">الأحزاب</text:p>
          </table:table-cell>
          <table:covered-table-cell/>
          <table:covered-table-cell/>
          <table:covered-table-cell/>
          <table:table-cell table:style-name="Table3.O5" office:value-type="string">
            <text:p text:style-name="Standard">انتخاب</text:p>
          </table:table-cell>
        </table:table-row>
        <table:table-row table:style-name="Table3.1">
          <table:table-cell table:style-name="Table3.A5" table:number-columns-spanned="10" office:value-type="string">
            <text:p text:style-name="Standard"><text:span text:style-name="T2"><text:s/>ملاحظ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G5" table:number-columns-spanned="4" office:value-type="string">
            <text:p text:style-name="Standard">مساند</text:p>
          </table:table-cell>
          <table:covered-table-cell/>
          <table:covered-table-cell/>
          <table:covered-table-cell/>
          <table:table-cell table:style-name="Table3.O5" office:value-type="string">
            <text:p text:style-name="Standard">متطوع </text:p>
          </table:table-cell>
        </table:table-row>
        <table:table-row table:style-name="Table3.7">
          <table:table-cell table:style-name="Table3.A7" table:number-columns-spanned="15" office:value-type="string">
            <text:p text:style-name="P1"><text:span text:style-name="T4">ملاحظات مهم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column table:style-name="Table4.K"/>
        <table:table-column table:style-name="Table4.L"/>
        <table:table-column table:style-name="Table4.M"/>
        <table:table-column table:style-name="Table4.N"/>
        <table:table-column table:style-name="Table4.O"/>
        <table:table-column table:style-name="Table4.P"/>
        <table:table-row table:style-name="Table4.1">
          <table:table-cell table:style-name="Table4.A1" office:value-type="string">
            <text:p text:style-name="Standard"/>
          </table:table-cell>
          <table:table-cell table:style-name="Table4.B1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e4.F1" table:number-columns-spanned="2" office:value-type="string">
            <text:p text:style-name="P2"><text:span text:style-name="T1"><text:s text:c="7"/>: <text:s text:c="6"/></text:span></text:p>
          </table:table-cell>
          <table:covered-table-cell/>
          <table:table-cell table:style-name="Table4.H1" table:number-columns-spanned="3" office:value-type="string">
            <text:p text:style-name="P2">2011 <text:s/>/ <text:s text:c="6"/>/</text:p>
          </table:table-cell>
          <table:covered-table-cell/>
          <table:covered-table-cell/>
          <table:table-cell table:style-name="Table4.K1" table:number-columns-spanned="4" office:value-type="string">
            <text:p text:style-name="P1"><text:span text:style-name="T1"><text:s text:c="7"/>: <text:s text:c="6"/></text:span></text:p>
          </table:table-cell>
          <table:covered-table-cell/>
          <table:covered-table-cell/>
          <table:covered-table-cell/>
          <table:table-cell table:style-name="Table4.O1" table:number-columns-spanned="2" office:value-type="string">
            <text:p text:style-name="P2">2011 <text:s/>/ <text:s text:c="7"/>/ <text:s text:c="3"/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1"><text:span text:style-name="T2">الشقة/المنزل</text:span></text:p>
          </table:table-cell>
          <table:table-cell table:style-name="Table4.B2" office:value-type="string">
            <text:p text:style-name="Standard"><text:span text:style-name="T2">الطابق</text:span></text:p>
          </table:table-cell>
          <table:table-cell table:style-name="Table4.B2" office:value-type="string">
            <text:p text:style-name="P1"><text:span text:style-name="T2">رقم البناية</text:span></text:p>
          </table:table-cell>
          <table:table-cell table:style-name="Table4.B2" table:number-columns-spanned="4" office:value-type="string">
            <text:p text:style-name="P1"><text:span text:style-name="T3">النهج</text:span></text:p>
          </table:table-cell>
          <table:covered-table-cell/>
          <table:covered-table-cell/>
          <table:covered-table-cell/>
          <table:table-cell table:style-name="Table4.B2" table:number-columns-spanned="5" office:value-type="string">
            <text:p text:style-name="P4"><text:span text:style-name="T3">الدائرة</text:span></text:p>
          </table:table-cell>
          <table:covered-table-cell/>
          <table:covered-table-cell/>
          <table:covered-table-cell/>
          <table:covered-table-cell/>
          <table:table-cell table:style-name="Table4.M2" table:number-columns-spanned="4" office:value-type="string">
            <text:p text:style-name="P4"><text:span text:style-name="T3">المنطقة</text:span></text:p>
          </table:table-cell>
          <table:covered-table-cell/>
          <table:covered-table-cell/>
          <table:covered-table-cell/>
        </table:table-row>
        <table:table-row table:style-name="Table4.1">
          <table:table-cell table:style-name="Table4.A3" table:number-columns-spanned="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table-cell table:style-name="Table4.G3" table:number-columns-spanned="3" office:value-type="string">
            <text:p text:style-name="P1">لايوجد أحد في المنزل</text:p>
          </table:table-cell>
          <table:covered-table-cell/>
          <table:covered-table-cell/>
          <table:table-cell table:style-name="Table4.G3" table:number-columns-spanned="4" office:value-type="string">
            <text:p text:style-name="Standard">فتح الباب و لم يستجب</text:p>
          </table:table-cell>
          <table:covered-table-cell/>
          <table:covered-table-cell/>
          <table:covered-table-cell/>
          <table:table-cell table:style-name="Table4.N3" table:number-columns-spanned="3" office:value-type="string">
            <text:p text:style-name="Standard">فتح الباب و التجاوب</text:p>
          </table:table-cell>
          <table:covered-table-cell/>
          <table:covered-table-cell/>
        </table:table-row>
        <table:table-row table:style-name="Table4.1">
          <table:table-cell table:style-name="Table4.A4" table:number-columns-spanned="4" office:value-type="string">
            <text:p text:style-name="Standard"><text:span text:style-name="T2">البريد الإلكتروني</text:span></text:p>
          </table:table-cell>
          <table:covered-table-cell/>
          <table:covered-table-cell/>
          <table:covered-table-cell/>
          <table:table-cell table:style-name="Table4.E4" table:number-columns-spanned="4" office:value-type="string">
            <text:p text:style-name="Standard"><text:span text:style-name="T2">الهاتف</text:span></text:p>
          </table:table-cell>
          <table:covered-table-cell/>
          <table:covered-table-cell/>
          <table:covered-table-cell/>
          <table:table-cell table:style-name="Table4.E4" table:number-columns-spanned="3" office:value-type="string">
            <text:p text:style-name="Standard"><text:span text:style-name="T2">العمر</text:span></text:p>
          </table:table-cell>
          <table:covered-table-cell/>
          <table:covered-table-cell/>
          <table:table-cell table:style-name="Table4.L4" table:number-columns-spanned="5" office:value-type="string">
            <text:p text:style-name="Standard"><text:span text:style-name="T2">الاسم و اللقب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table:number-columns-spanned="7" office:value-type="string">
            <text:p text:style-name="Standard"><text:span text:style-name="T4">لماذا؟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4" office:value-type="string">
            <text:p text:style-name="P3">القوائم المستقلة</text:p>
          </table:table-cell>
          <table:covered-table-cell/>
          <table:covered-table-cell/>
          <table:covered-table-cell/>
          <table:table-cell table:style-name="Table4.H5" table:number-columns-spanned="4" office:value-type="string">
            <text:p text:style-name="Standard">الأحزاب</text:p>
          </table:table-cell>
          <table:covered-table-cell/>
          <table:covered-table-cell/>
          <table:covered-table-cell/>
          <table:table-cell table:style-name="Table4.P5" office:value-type="string">
            <text:p text:style-name="Standard">انتخاب</text:p>
          </table:table-cell>
        </table:table-row>
        <table:table-row table:style-name="Table4.1">
          <table:table-cell table:style-name="Table4.A2" table:number-columns-spanned="11" office:value-type="string">
            <text:p text:style-name="Standard"><text:span text:style-name="T2"><text:s/>ملاحظ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5" table:number-columns-spanned="4" office:value-type="string">
            <text:p text:style-name="Standard">مساند</text:p>
          </table:table-cell>
          <table:covered-table-cell/>
          <table:covered-table-cell/>
          <table:covered-table-cell/>
          <table:table-cell table:style-name="Table4.P5" office:value-type="string">
            <text:p text:style-name="Standard">متطوع </text:p>
          </table:table-cell>
        </table:table-row>
        <table:table-row table:style-name="Table4.7">
          <table:table-cell table:style-name="Table4.A7" table:number-columns-spanned="16" office:value-type="string">
            <text:p text:style-name="P1"><text:span text:style-name="T4">ملاحظات مهمة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fr" fo:country="FR" style:letter-kerning="true" style:font-name-asian="DejaVu Sans" style:font-size-asian="11pt" style:language-asian="fr" style:country-asian="F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DocumentMap" style:family="text"/>
    <style:style style:name="No_20_List" style:display-name="No List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0.25cm" fo:margin-bottom="0.25cm" fo:margin-left="2.499cm" fo:margin-right="2.499cm" style:writing-mode="lr-tb" style:layout-grid-color="#c0c0c0" style:layout-grid-lines="2919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11-07-07T07:48:48</dc:dat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104" meta:word-count="162" meta:character-count="1183"/>
  </office:meta>
</office:document-meta>
</file>